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725" officeooo:paragraph-rsid="0007e725"/>
    </style:style>
    <style:style style:name="P2" style:family="paragraph" style:parent-style-name="Standard">
      <style:text-properties officeooo:rsid="000e157c" officeooo:paragraph-rsid="000e157c"/>
    </style:style>
    <style:style style:name="P3" style:family="paragraph" style:parent-style-name="Standard">
      <style:text-properties officeooo:paragraph-rsid="000d9aae"/>
    </style:style>
    <style:style style:name="P4" style:family="paragraph" style:parent-style-name="Text_20_body" style:list-style-name="L1">
      <style:text-properties officeooo:rsid="000e157c" officeooo:paragraph-rsid="000e157c"/>
    </style:style>
    <style:style style:name="P5" style:family="paragraph" style:parent-style-name="Text_20_body" style:list-style-name="L2">
      <style:text-properties officeooo:rsid="0011a8b4" officeooo:paragraph-rsid="0011a8b4"/>
    </style:style>
    <style:style style:name="P6" style:family="paragraph" style:parent-style-name="Text_20_body" style:list-style-name="L3">
      <style:text-properties officeooo:rsid="00136a5c" officeooo:paragraph-rsid="00136a5c"/>
    </style:style>
    <style:style style:name="P7" style:family="paragraph" style:parent-style-name="Text_20_body" style:list-style-name="L4">
      <style:text-properties officeooo:rsid="00136a5c" officeooo:paragraph-rsid="00136a5c"/>
    </style:style>
    <style:style style:name="P8" style:family="paragraph" style:parent-style-name="Text_20_body" style:list-style-name="L5">
      <style:text-properties officeooo:rsid="00136a5c" officeooo:paragraph-rsid="00136a5c"/>
    </style:style>
    <style:style style:name="P9" style:family="paragraph" style:parent-style-name="Text_20_body" style:list-style-name="L5">
      <style:text-properties officeooo:rsid="0013deac" officeooo:paragraph-rsid="0013deac"/>
    </style:style>
    <style:style style:name="P10" style:family="paragraph" style:parent-style-name="Text_20_body" style:list-style-name="L6">
      <style:text-properties officeooo:rsid="0013deac" officeooo:paragraph-rsid="0013deac"/>
    </style:style>
    <style:style style:name="P11" style:family="paragraph" style:parent-style-name="Text_20_body" style:list-style-name="L7">
      <style:text-properties officeooo:rsid="001587d0" officeooo:paragraph-rsid="001587d0"/>
    </style:style>
    <style:style style:name="T1" style:family="text">
      <style:text-properties officeooo:rsid="0013deac"/>
    </style:style>
    <style:style style:name="T2" style:family="text">
      <style:text-properties officeooo:rsid="0017c6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User Stories</text:h>
      <text:p text:style-name="P1"/>
      <text:p text:style-name="P2"/>
      <text:h text:style-name="Heading_20_2" text:outline-level="2">En tant que <text:span text:style-name="T2">Tom</text:span>, je récupère les données de l’Open Food Facts pour mettre à jour la base de données du programme.</text:h>
      <text:p text:style-name="P3"/>
      <text:list xml:id="list2859984193" text:style-name="L1">
        <text:list-item>
          <text:p text:style-name="P4">Créer la base de données.</text:p>
        </text:list-item>
        <text:list-item>
          <text:p text:style-name="P4"><text:span text:style-name="T1">S</text:span>cript de récupération des données à partir de l’API de Open Food Facts.</text:p>
        </text:list-item>
        <text:list-item>
          <text:p text:style-name="P4"><text:span text:style-name="T1">S</text:span>cript d’intégration des données récupérées dans la base de données crée.</text:p>
        </text:list-item>
      </text:list>
      <text:h text:style-name="Heading_20_2" text:outline-level="2">En tant que Tom, je renseigne mes identifiants pour me connecter.</text:h>
      <text:list xml:id="list1739200029" text:style-name="L2">
        <text:list-item>
          <text:p text:style-name="P5">Créer une table utilisateur <text:span text:style-name="T1">dans la base.</text:span></text:p>
        </text:list-item>
        <text:list-item>
          <text:p text:style-name="P5"><text:span text:style-name="T1">F</text:span>onction de connexion.</text:p>
        </text:list-item>
        <text:list-item>
          <text:p text:style-name="P5"><text:span text:style-name="T1">I</text:span>nterface de connexion.</text:p>
        </text:list-item>
      </text:list>
      <text:h text:style-name="Heading_20_2" text:outline-level="2">En tant que Tom, je choisis de faire une recherche d’aliment pour le remplacer.</text:h>
      <text:list xml:id="list2835292671" text:style-name="L3">
        <text:list-item>
          <text:p text:style-name="P6"><text:span text:style-name="T1">M</text:span>enu de sélection des actions</text:p>
        </text:list-item>
      </text:list>
      <text:h text:style-name="Heading_20_2" text:outline-level="2">En tant que Tom, je tape un numéro pour sélectionner une catégorie.</text:h>
      <text:list xml:id="list3683017116" text:style-name="L4">
        <text:list-item>
          <text:p text:style-name="P7"><text:span text:style-name="T1">Fo</text:span>nction/requête de récupération des catégories.</text:p>
        </text:list-item>
        <text:list-item>
          <text:p text:style-name="P7"><text:span text:style-name="T1">I</text:span>nterface de sélection.</text:p>
        </text:list-item>
      </text:list>
      <text:h text:style-name="Heading_20_2" text:outline-level="2">En tant que Tom, je tape un numéro pour sélectionner un aliment.</text:h>
      <text:list xml:id="list2428750826" text:style-name="L5">
        <text:list-item>
          <text:p text:style-name="P8"><text:span text:style-name="T1">F</text:span>onction/requête de récupération des produits.</text:p>
        </text:list-item>
        <text:list-item>
          <text:p text:style-name="P8"><text:span text:style-name="T1">I</text:span>nterface de sélection des produits.</text:p>
        </text:list-item>
        <text:list-item>
          <text:p text:style-name="P9">Fonction d’affichage du résultat.</text:p>
        </text:list-item>
      </text:list>
      <text:h text:style-name="Heading_20_2" text:outline-level="2"><text:soft-page-break/>En tant que Tom, j’enregistre le résultat de ma recherche dans mes favoris pour le retrouver plus facilement par la suite.</text:h>
      <text:list xml:id="list1872526201" text:style-name="L6">
        <text:list-item>
          <text:p text:style-name="P10">Fonction/requête d’enregistrement des favoris dans la base.</text:p>
        </text:list-item>
        <text:list-item>
          <text:p text:style-name="P10">Interface de demande d’ajout en favoris.</text:p>
        </text:list-item>
      </text:list>
      <text:h text:style-name="Heading_20_2" text:outline-level="2">En tant que Tom, j’accède à mes favoris pour afficher mes aliments substitués.</text:h>
      <text:list xml:id="list1125377756" text:style-name="L7">
        <text:list-item>
          <text:p text:style-name="P11">Fonction/Requête de sélection des favoris de l’utilisateur.</text:p>
        </text:list-item>
        <text:list-item>
          <text:p text:style-name="P11">Affichage des résulta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22:37:13.156428136</meta:creation-date>
    <dc:date>2018-01-04T23:37:42.995730930</dc:date>
    <meta:editing-duration>PT1H36M31S</meta:editing-duration>
    <meta:editing-cycles>14</meta:editing-cycles>
    <meta:generator>LibreOffice/5.4.4.2$Linux_X86_64 LibreOffice_project/40m0$Build-2</meta:generator>
    <meta:document-statistic meta:table-count="0" meta:image-count="0" meta:object-count="0" meta:page-count="2" meta:paragraph-count="24" meta:word-count="215" meta:character-count="1269" meta:non-whitespace-character-count="1094"/>
  </office:meta>
</office:document-meta>
</file>